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order-top="0.05pt solid #000000" fo:background-color="#e6e6e6" fo:padding="0.097cm" fo:border-left="0.05pt solid #000000" fo:border-right="none" fo:border-bottom="0.05pt solid #000000">
        <style:background-image/>
      </style:table-cell-properties>
    </style:style>
    <style:style style:name="Tableau2.C1" style:family="table-cell">
      <style:table-cell-properties fo:border="0.05pt solid #000000" fo:background-color="#e6e6e6" fo:padding="0.097cm">
        <style:background-image/>
      </style:table-cell-properties>
    </style:style>
    <style:style style:name="Tableau2.A2" style:family="table-cell">
      <style:table-cell-properties fo:border-top="none" fo:border-left="0.05pt solid #000000" fo:border-right="none" fo:padding="0.097cm" fo:border-bottom="0.05pt solid #000000"/>
    </style:style>
    <style:style style:name="Tableau2.B2" style:family="table-cell">
      <style:table-cell-properties fo:border-top="none" fo:border-left="0.05pt solid #000000" fo:border-right="none" fo:padding="0.097cm" fo:border-bottom="0.05pt solid #000000"/>
    </style:style>
    <style:style style:name="Tableau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1.C1" style:family="table-cell">
      <style:table-cell-properties fo:border="0.05pt solid #000000" fo:padding="0.097cm"/>
    </style:style>
    <style:style style:name="Tableau3" style:family="table">
      <style:table-properties table:align="margins" style:width="16.999cm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border="0.05pt solid #000000" fo:padding="0.097cm"/>
    </style:style>
    <style:style style:name="P1" style:parent-style-name="Table_20_Heading" style:family="paragraph">
      <style:text-properties fo:font-weight="bold" fo:font-style="normal" style:font-size-asian="10pt" style:font-name="Verdana" style:font-size-complex="10pt" fo:font-size="10pt" style:font-style-asian="normal" style:font-style-complex="normal" style:font-weight-complex="bold" style:font-weight-asian="bold"/>
    </style:style>
    <style:style style:name="P2" style:parent-style-name="Table_20_Contents" style:family="paragraph">
      <style:text-properties fo:font-weight="normal" fo:font-style="normal" style:font-size-asian="10pt" style:font-name="Verdana" style:font-size-complex="10pt" fo:font-size="10pt" style:font-style-asian="normal" style:font-style-complex="normal" style:font-weight-complex="normal" style:font-weight-asian="normal"/>
    </style:style>
    <style:style style:name="P3" style:parent-style-name="Table_20_Contents" style:family="paragraph">
      <style:text-properties officeooo:paragraph-rsid="0025f146"/>
    </style:style>
    <style:style style:name="P4" style:parent-style-name="Table_20_Contents" style:family="paragraph">
      <style:text-properties officeooo:paragraph-rsid="003063ce" officeooo:rsid="003063ce"/>
    </style:style>
    <style:style style:name="P5" style:parent-style-name="Table_20_Contents" style:family="paragraph">
      <style:text-properties officeooo:paragraph-rsid="003372ff" officeooo:rsid="003372ff"/>
    </style:style>
    <style:style style:name="P6" style:parent-style-name="Text_20_body" style:family="paragraph">
      <style:text-properties officeooo:paragraph-rsid="0011f5a1" officeooo:rsid="0011f5a1"/>
    </style:style>
    <style:style style:name="P7" style:parent-style-name="Text_20_body" style:family="paragraph">
      <style:text-properties officeooo:paragraph-rsid="0010a8ae" officeooo:rsid="0010a8ae"/>
    </style:style>
    <style:style style:name="P8" style:parent-style-name="Text_20_body" style:family="paragraph">
      <style:text-properties officeooo:paragraph-rsid="0010a8ae" fo:font-weight="bold" fo:font-style="italic" style:font-weight-complex="bold" officeooo:rsid="0014d154" style:font-style-asian="italic" style:font-style-complex="italic" style:font-weight-asian="bold"/>
    </style:style>
    <style:style style:name="P9" style:parent-style-name="Text_20_body" style:family="paragraph">
      <style:text-properties officeooo:paragraph-rsid="0014d154" fo:font-weight="bold" fo:font-style="italic" style:font-weight-complex="bold" officeooo:rsid="0014d154" style:font-style-asian="italic" style:font-style-complex="italic" style:font-weight-asian="bold"/>
    </style:style>
    <style:style style:name="P10" style:parent-style-name="Text_20_body" style:family="paragraph">
      <style:text-properties officeooo:paragraph-rsid="00224342" officeooo:rsid="00224342"/>
    </style:style>
    <style:style style:name="P11" style:parent-style-name="Text_20_body" style:family="paragraph">
      <style:text-properties officeooo:paragraph-rsid="0025f146" officeooo:rsid="00224342"/>
    </style:style>
    <style:style style:name="P12" style:parent-style-name="Text_20_body" style:family="paragraph">
      <style:text-properties officeooo:paragraph-rsid="0026b2c2" officeooo:rsid="0026b2c2"/>
    </style:style>
    <style:style style:name="P13" style:parent-style-name="Text_20_body" style:family="paragraph">
      <style:text-properties officeooo:paragraph-rsid="002b9acc" officeooo:rsid="002b9acc"/>
    </style:style>
    <style:style style:name="P14" style:parent-style-name="Text_20_body" style:family="paragraph">
      <style:text-properties officeooo:paragraph-rsid="0025f146" officeooo:rsid="00224342"/>
    </style:style>
    <style:style style:name="P15" style:parent-style-name="Table_20_Contents" style:family="paragraph">
      <style:text-properties officeooo:paragraph-rsid="0035d85b" officeooo:rsid="0035d85b"/>
    </style:style>
    <style:style style:name="P16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officeooo:rsid="002b623e"/>
    </style:style>
    <style:style style:name="T2" style:family="text">
      <style:text-properties officeooo:rsid="002d7264"/>
    </style:style>
    <style:style style:name="T3" style:family="text">
      <style:text-properties officeooo:rsid="00355ff5"/>
    </style:style>
    <style:style style:name="T4" style:family="text">
      <style:text-properties style:font-name="Ubuntu Condensed" fo:font-size="10pt"/>
    </style:style>
    <style:style style:name="T5" style:family="text">
      <style:text-properties fo:font-weight="normal" fo:font-style="normal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Ubuntu Condensed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 fo:color="#000000"/>
    </style:style>
    <style:style style:name="T6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Ubuntu Condensed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section text:style-name="Sect1" text:name="Section1">
        <text:h text:outline-level="1" text:style-name="Heading_20_1">Table group1</text:h>
        <table:table table:name="Tableau2" table:style-name="Tableau2">
          <table:table-column table:number-columns-repeated="3" table:style-name="Tableau2.A"/>
          <table:table-header-rows>
            <table:table-row>
              <table:table-cell office:value-type="string" table:style-name="Tableau2.A1">
                <text:p text:style-name="P1">First name</text:p>
              </table:table-cell>
              <table:table-cell office:value-type="string" table:style-name="Tableau2.A1">
                <text:p text:style-name="P1">Last name</text:p>
              </table:table-cell>
              <table:table-cell office:value-type="string" table:style-name="Tableau2.C1">
                <text:p text:style-name="P1">Address</text:p>
              </table:table-cell>
            </table:table-row>
          </table:table-header-rows>
          <table:table-row>
            <table:table-cell office:value-type="string" table:style-name="Tableau2.B2">
              <text:p text:style-name="P2">P1 first name</text:p>
            </table:table-cell>
            <table:table-cell office:value-type="string" table:style-name="Tableau2.B2">
              <text:p text:style-name="P2">P1 last name</text:p>
            </table:table-cell>
            <table:table-cell office:value-type="string" table:style-name="Tableau2.C2">
              <text:p text:style-name="P2">P1 address</text:p>
            </table:table-cell>
          </table:table-row>
          <table:table-row>
            <table:table-cell office:value-type="string" table:style-name="Tableau2.B2">
              <text:p text:style-name="P2">P2 first name</text:p>
            </table:table-cell>
            <table:table-cell office:value-type="string" table:style-name="Tableau2.B2">
              <text:p text:style-name="P2">P2 last name</text:p>
            </table:table-cell>
            <table:table-cell office:value-type="string" table:style-name="Tableau2.C2">
              <text:p text:style-name="P2">P2 address</text:p>
            </table:table-cell>
          </table:table-row>
          <table:table-row>
            <table:table-cell office:value-type="string" table:style-name="Tableau2.B2">
              <text:p text:style-name="P2">P3 first name</text:p>
            </table:table-cell>
            <table:table-cell office:value-type="string" table:style-name="Tableau2.B2">
              <text:p text:style-name="P2">P3 last name</text:p>
            </table:table-cell>
            <table:table-cell office:value-type="string" table:style-name="Tableau2.C2">
              <text:p text:style-name="P2">P3 address</text:p>
            </table:table-cell>
          </table:table-row>
        </table:table>
      </text:section>
      <text:section text:style-name="Sect1" text:name="Section1">
        <text:h text:outline-level="1" text:style-name="Heading_20_1">Table group2</text:h>
        <table:table table:name="Tableau2" table:style-name="Tableau2">
          <table:table-column table:number-columns-repeated="3" table:style-name="Tableau2.A"/>
          <table:table-header-rows>
            <table:table-row>
              <table:table-cell office:value-type="string" table:style-name="Tableau2.A1">
                <text:p text:style-name="P1">First name</text:p>
              </table:table-cell>
              <table:table-cell office:value-type="string" table:style-name="Tableau2.A1">
                <text:p text:style-name="P1">Last name</text:p>
              </table:table-cell>
              <table:table-cell office:value-type="string" table:style-name="Tableau2.C1">
                <text:p text:style-name="P1">Address</text:p>
              </table:table-cell>
            </table:table-row>
          </table:table-header-rows>
          <table:table-row>
            <table:table-cell office:value-type="string" table:style-name="Tableau2.B2">
              <text:p text:style-name="P2">RA first name</text:p>
            </table:table-cell>
            <table:table-cell office:value-type="string" table:style-name="Tableau2.B2">
              <text:p text:style-name="P2">RA last name</text:p>
            </table:table-cell>
            <table:table-cell office:value-type="string" table:style-name="Tableau2.C2">
              <text:p text:style-name="P2">RA address</text:p>
            </table:table-cell>
          </table:table-row>
          <table:table-row>
            <table:table-cell office:value-type="string" table:style-name="Tableau2.B2">
              <text:p text:style-name="P2">RB first name</text:p>
            </table:table-cell>
            <table:table-cell office:value-type="string" table:style-name="Tableau2.B2">
              <text:p text:style-name="P2">RB last name</text:p>
            </table:table-cell>
            <table:table-cell office:value-type="string" table:style-name="Tableau2.C2">
              <text:p text:style-name="P2">RB address</text:p>
            </table:table-cell>
          </table:table-row>
        </table:table>
      </text:section>
      <text:section text:style-name="Sect1" text:name="Section1">
        <text:h text:outline-level="1" text:style-name="Heading_20_1">Table toto</text:h>
        <text:p text:style-name="Standard">This group does not contain any person.</text:p>
      </text:section>
      <text:p text:style-name="Text_20_body"/>
      <text:p text:style-name="P8">Combined statement with-for-if</text:p>
      <text:p text:style-name="P7">P1 first name, P2 first name, P3 first name</text:p>
      <text:p text:style-name="P7">RA first name, RB first name</text:p>
      <text:p text:style-name="P9">Combined statement for-with</text:p>
      <text:p text:style-name="P6">Nb of persons in group1 : 3</text:p>
      <text:p text:style-name="P6">Nb of persons in group2 : 2</text:p>
      <text:p text:style-name="P6">Nb of persons in toto : 0</text:p>
      <text:p text:style-name="P9">Combined statement for-with-for-if</text:p>
      <text:p text:style-name="P6">P1 first name P1</text:p>
      <text:p text:style-name="P6">P2 first name P2</text:p>
      <text:p text:style-name="P6">P3 first name P3</text:p>
      <text:p text:style-name="P6">RA first name RA</text:p>
      <text:p text:style-name="P6">RB first name RB</text:p>
      <text:p text:style-name="P10"><office:annotation><dc:creator>POD</dc:creator><dc:date>2017-11-24T14:10:10</dc:date><text:p>do text meta-if False</text:p>
<text:p>for group in groups</text:p></office:annotation>This must be left <text:conditional-text text:condition="ooow:&quot;False&quot;" text:string-value-if-true="len(groups)" text:string-value-if-false="">len(groups)</text:conditional-text> as is.</text:p>
      <table:table table:name="Tableau1" table:style-name="Tableau1">
        <table:table-column table:number-columns-repeated="3" table:style-name="Tableau1.A"/>
        <table:table-row>
          <table:table-cell office:value-type="string" table:style-name="Tableau1.A1">
            <text:p text:style-name="Table_20_Contents">A1</text:p>
          </table:table-cell>
          <table:table-cell office:value-type="string" table:style-name="Tableau1.A1">
            <text:p text:style-name="P3">A2</text:p>
          </table:table-cell>
          <table:table-cell office:value-type="string" table:style-name="Tableau1.C1">
            <text:p text:style-name="P3">A3</text:p>
          </table:table-cell>
        </table:table-row>
        <table:table-row>
          <table:table-cell office:value-type="string" table:style-name="Tableau1.A1">
            <text:p text:style-name="Table_20_Contents">AA</text:p>
          </table:table-cell>
          <table:table-cell office:value-type="string" table:style-name="Tableau1.A1">
            <text:p text:style-name="P3">AB</text:p>
          </table:table-cell>
          <table:table-cell office:value-type="string" table:style-name="Tableau1.C1">
            <text:p text:style-name="P3">AC</text:p>
          </table:table-cell>
        </table:table-row>
        <table:table-row>
          <table:table-cell office:value-type="string" table:style-name="Tableau1.A1">
            <text:p text:style-name="Table_20_Contents">AX</text:p>
          </table:table-cell>
          <table:table-cell office:value-type="string" table:style-name="Tableau1.A1">
            <text:p text:style-name="P3">AY</text:p>
          </table:table-cell>
          <table:table-cell office:value-type="string" table:style-name="Tableau1.C1">
            <text:p text:style-name="P3">AZ</text:p>
          </table:table-cell>
        </table:table-row>
      </table:table>
      <text:p text:style-name="P11">B1 :B2</text:p>
      <text:p text:style-name="P11">BA :BB</text:p>
      <text:p text:style-name="P12"><text:span text:style-name="T1">The section should be removed, and its content kept (test that « minus » works with « meta-if »)</text:span></text:p>
      <text:section text:style-name="Sect1" text:name="MetaIfSection2">
        <text:p text:style-name="P13"><office:annotation><dc:creator>POD</dc:creator><dc:date>2017-11-24T14:10:10</dc:date><text:p>do section- meta-if False</text:p></office:annotation>Ensure that this section <text:span text:style-name="T2">is kept (the note’s « minus » has not been interpreted)</text:span>.</text:p>
      </text:section>
      <table:table table:name="Tableau3" table:style-name="Tableau3">
        <table:table-column table:number-columns-repeated="1" table:style-name="Tableau3.A"/>
        <table:table-row>
          <table:table-cell office:value-type="string" table:style-name="Tableau3.A1">
            <text:p text:style-name="P4"><office:annotation><dc:creator>POD</dc:creator><dc:date>2017-11-24T14:10:10</dc:date><text:p>do table- meta-if False</text:p></office:annotation><office:annotation><dc:creator>POD</dc:creator><dc:date>2017-11-24T14:10:10</dc:date><text:p>do text meta-if False</text:p></office:annotation>Test a meta-if (text) within a meta-if (table)</text:p>
            <text:p text:style-name="P5"><office:annotation><dc:creator>POD</dc:creator><dc:date>2017-11-24T14:10:10</dc:date><text:p>do text meta-if False</text:p></office:annotation><text:span text:style-name="T3">Second paragraph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Times New Roman" style:language-asian="none" style:language-complex="none" style:font-size-asian="12pt" style:font-name-asian="Lucida Sans Unicode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name-complex="Tahoma" style:font-size-asian="14pt" fo:font-family="Arial" style:font-name="Arial" style:font-size-complex="14pt" style:font-family-asian="'Lucida Sans Unicode'" style:font-name-asian="Lucida Sans Unicode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initial-creator>Gaetan Delannay</meta:initial-creator>
    <meta:creation-date>2006-10-19T09:20:48</meta:creation-date>
    <dc:date>2017-11-24T13:44:49.308945667</dc:date>
    <dc:language>fr-BE</dc:language>
    <meta:editing-cycles>46</meta:editing-cycles>
    <meta:editing-duration>PT5H11M46S</meta:editing-duration>
    <meta:document-statistic meta:table-count="3" meta:image-count="0" meta:object-count="0" meta:page-count="1" meta:paragraph-count="23" meta:word-count="97" meta:character-count="587" meta:non-whitespace-character-count="513"/>
    <meta:user-defined meta:name="Info 1"/>
    <meta:user-defined meta:name="Info 2"/>
    <meta:user-defined meta:name="Info 3"/>
    <meta:user-defined meta:name="Info 4"/>
  </office:meta>
</office:document-meta>
</file>